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19aa6" officeooo:paragraph-rsid="00019aa6"/>
    </style:style>
    <style:style style:name="P2" style:family="paragraph" style:parent-style-name="Standard">
      <style:text-properties style:font-name="Courier New" officeooo:rsid="00019aa6" officeooo:paragraph-rsid="00019aa6"/>
    </style:style>
    <style:style style:name="P3" style:family="paragraph" style:parent-style-name="Standard">
      <style:text-properties style:font-name="Courier New" officeooo:rsid="0002e219" officeooo:paragraph-rsid="0002e219"/>
    </style:style>
    <style:style style:name="P4" style:family="paragraph" style:parent-style-name="Standard">
      <style:text-properties style:text-line-through-style="solid" style:text-line-through-type="single" style:font-name="Courier New" officeooo:rsid="0002e219" officeooo:paragraph-rsid="0002e219"/>
    </style:style>
    <style:style style:name="P5" style:family="paragraph" style:parent-style-name="Standard">
      <style:text-properties style:text-line-through-style="none" style:text-line-through-type="none" style:font-name="Courier New" officeooo:rsid="0002e219" officeooo:paragraph-rsid="0002e219"/>
    </style:style>
    <style:style style:name="P6" style:family="paragraph" style:parent-style-name="Standard">
      <style:text-properties style:text-line-through-style="none" style:text-line-through-type="none" style:font-name="Courier New" officeooo:rsid="0002e219" officeooo:paragraph-rsid="0002e219" fo:background-color="#dddddd"/>
    </style:style>
    <style:style style:name="P7" style:family="paragraph" style:parent-style-name="Standard">
      <style:paragraph-properties fo:break-before="page"/>
      <style:text-properties style:font-name="Courier New" officeooo:rsid="00019aa6" officeooo:paragraph-rsid="00019aa6"/>
    </style:style>
    <style:style style:name="P8" style:family="paragraph" style:parent-style-name="Standard">
      <style:paragraph-properties fo:break-before="page"/>
      <style:text-properties style:font-name="Courier New" officeooo:rsid="0002e219" officeooo:paragraph-rsid="0002e219"/>
    </style:style>
    <style:style style:name="P9" style:family="paragraph" style:parent-style-name="Standard">
      <style:paragraph-properties fo:break-before="page"/>
      <style:text-properties style:text-line-through-style="none" style:text-line-through-type="none" style:font-name="Courier New" officeooo:rsid="0002e219" officeooo:paragraph-rsid="0002e219" fo:background-color="#dddddd"/>
    </style:style>
    <style:style style:name="T1" style:family="text">
      <style:text-properties officeooo:rsid="0002e219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officeooo:rsid="000474b9"/>
    </style:style>
    <style:style style:name="T4" style:family="text">
      <style:text-properties officeooo:rsid="0005d4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Year: 200<text:span text:style-name="T1">7</text:span></text:p>
      <text:p text:style-name="P2"/>
      <text:p text:style-name="P2"/>
      <text:p text:style-name="P7">Part Chapter</text:p>
      <text:p text:style-name="P2"/>
      <text:p text:style-name="P2">Ever Diamond</text:p>
      <text:p text:style-name="P2">Pro<text:tab/>The Crime</text:p>
      <text:p text:style-name="P2">I<text:tab/>Crime Action</text:p>
      <text:p text:style-name="P2">II<text:tab/>To the Market...</text:p>
      <text:p text:style-name="P2">III<text:tab/>And back Again</text:p>
      <text:p text:style-name="P2">IV<text:tab/>Evidence and Pardon</text:p>
      <text:p text:style-name="P2">War of the Wes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King Albert</text:p>
      <text:p text:style-name="P2">Millie (Lèla’s Horse)</text:p>
      <text:p text:style-name="P2">Jim Buck (beggar)</text:p>
      <text:p text:style-name="P2">Firestar (Pony’s horse)</text:p>
      <text:p text:style-name="P2">Nurse (Smith)</text:p>
      <text:p text:style-name="P2">policeman (Bergan)</text:p>
      <text:p text:style-name="P2">teacher 1 (?)</text:p>
      <text:p text:style-name="P2">teacher 2 (?)</text:p>
      <text:p text:style-name="P2">principle (?)</text:p>
      <text:p text:style-name="P2">Pony (Landfighter)</text:p>
      <text:p text:style-name="P2">Tom (Landfighter)</text:p>
      <text:p text:style-name="P2">Lèla (Ancient Weapons Master)</text:p>
      <text:p text:style-name="P2">Bill Jones (mad man)</text:p>
      <text:p text:style-name="P2">Stallion (Warrior)</text:p>
      <text:p text:style-name="P2">Brittany (Enchanter)</text:p>
      <text:p text:style-name="P2">Bo (Bergan’s son)</text:p>
      <text:p text:style-name="P2">Kelsey (Smith’s daughter)</text:p>
      <text:p text:style-name="P2">Jaimee (Warrior)</text:p>
      <text:p text:style-name="P2">Tegan (skilled Fighter)</text:p>
      <text:p text:style-name="P2">Kord (blacksmith)</text:p>
      <text:p text:style-name="P2">Steven (hunter)</text:p>
      <text:p text:style-name="P2">Matt (murderer)</text:p>
      <text:p text:style-name="P2">Cassie (jeweler)</text:p>
      <text:p text:style-name="P2">Erika (sorceress)</text:p>
      <text:p text:style-name="P8">Permission for Name and Personality as a Character in a book.</text:p>
      <text:p text:style-name="P3"/>
      <text:p text:style-name="P3">Brittany Garcia</text:p>
      <text:p text:style-name="P3">Bo Bergan</text:p>
      <text:p text:style-name="P3">Kelsey Smith</text:p>
      <text:p text:style-name="P3">Jaimee Shields</text:p>
      <text:p text:style-name="P3">Teagan Bray</text:p>
      <text:p text:style-name="P3">Kord Stancell</text:p>
      <text:p text:style-name="P4">Julie Thomas</text:p>
      <text:p text:style-name="P5">Steven Stout</text:p>
      <text:p text:style-name="P5">Matthew Haase</text:p>
      <text:p text:style-name="P5">Cassie Campbell</text:p>
      <text:p text:style-name="P5">Ercka Wilson</text:p>
      <text:p text:style-name="P5"/>
      <text:p text:style-name="P5">Special thanks to:</text:p>
      <text:p text:style-name="P9"><text:tab/>Tom was up at <text:span text:style-name="T2">6:00am</text:span> 7:15am on <text:span text:style-name="T2">the</text:span> Monday morning <text:span text:style-name="T2">that his life would start to change.</text:span> He got up and turned off the alarm, then turned on the light. Changed his clothes and got his walle<text:span text:style-name="T3">t</text:span> and pocket knife to put in his pocket. When he went for his change he stopped to examine the money more closely. The 5 or 6 pennies and dimes were meaningless to him so he shoved them into his pocke<text:span text:style-name="T3">t</text:span>. Also an old quarter he put in his pocke<text:span text:style-name="T3">t</text:span>. What remained seemed to have deeper meaning than what <text:span text:style-name="T3">everyone</text:span> else saw. Everyone else saw money, he saw memories, A <text:span text:style-name="T3">Delaware</text:span> quarter had a picture of Paul <text:span text:style-name="T3">Revere</text:span> but it was the horse he wanted. “Much rather have a Virginia.” he said to <text:span text:style-name="T3">himself</text:span> The Virginia quarter as he remembered it had the picture more of a horse that anything else. Another quarter of Crater Lake, he just like it. The last quarter was a <text:span text:style-name="T3">bicentennial.</text:span> Last week he’d traded a paper <text:span text:style-name="T3">dollar</text:span> for a dollar coin, the year was 2000. A half dollar had been given to him for helping an old man at an auction. He shoved the coins in his pocket.</text:p>
      <text:p text:style-name="P6"><text:tab/>The clock read 6:23am and he had to leave for the bus at about 6:40am. He was 16 but didn’t have a license to drive or even a permit. The bus ride wasn’t that bad, it gave him time to think. There were some people th<text:span text:style-name="T3">a</text:span>t would talk to him, but he still felt alone.</text:p>
      <text:p text:style-name="P6"><text:tab/>He went to the kitchen and opened the <text:span text:style-name="T4">fridge to find something to eat but he (without knowing it) had already made up his mind to get plum so he wouldn’t create suspicion for his step-dad.</text:span></text:p>
      <text:p text:style-name="P6"><text:tab/><text:span text:style-name="T4">His brother and sister were already in there but they didn’t eat anything. They sat there in front of the TV. The satalite guide covered the screen for 5 minutes without moving before thry noticed what had pappened. His step-dad turned it on so they couldn’’t see the show. (Maybe they will get their shoes on and get ready to go.)</text:span></text:p>
      <text:p text:style-name="P6"><text:tab/><text:span text:style-name="T4">He got his jacker on and started to get his backpack on shen his little brother Dean asked where he was going. “I’m going ot go to the bu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19aa6" officeooo:paragraph-rsid="00019aa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 text:page-adjust="-1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3-28T21:13:49.695000000</dc:date>
    <meta:editing-duration>PT8M13S</meta:editing-duration>
    <meta:editing-cycles>2</meta:editing-cycles>
    <meta:document-statistic meta:table-count="0" meta:image-count="0" meta:object-count="0" meta:page-count="4" meta:paragraph-count="52" meta:word-count="507" meta:character-count="2745" meta:non-whitespace-character-count="2285"/>
  </office:meta>
</office:document-meta>
</file>